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64738"/>
    </style:style>
    <style:style style:name="P3" style:family="paragraph" style:parent-style-name="Standard">
      <style:paragraph-properties fo:text-align="justify" style:justify-single-word="false"/>
      <style:text-properties officeooo:paragraph-rsid="00170e51"/>
    </style:style>
    <style:style style:name="P4" style:family="paragraph" style:parent-style-name="Standard">
      <style:paragraph-properties fo:text-align="justify" style:justify-single-word="false"/>
      <style:text-properties officeooo:rsid="00164738" officeooo:paragraph-rsid="00164738"/>
    </style:style>
    <style:style style:name="P5" style:family="paragraph" style:parent-style-name="Standard">
      <style:paragraph-properties fo:margin-left="0cm" fo:margin-right="0cm" fo:text-indent="0cm" style:auto-text-indent="false"/>
    </style:style>
    <style:style style:name="T1" style:family="text">
      <style:text-properties officeooo:rsid="00164738"/>
    </style:style>
    <style:style style:name="T2" style:family="text">
      <style:text-properties officeooo:rsid="00170e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ller de politica 2 - Exposición</text:p>
      <text:p text:style-name="P1"/>
      <text:p text:style-name="P1">2. Cuáles son los factores explicativos de La Violencia en la región o localidad abordada. Esta es una pregunta por ¿qué causa La Violencia en cada región o localidad abordada según el autor o autora trabajado(a)?</text:p>
      <text:p text:style-name="P5">- Factores explicativos de la violencia en la región o localidad</text:p>
      <text:p text:style-name="P5">- ¿Qué causa esas violencia? </text:p>
      <text:p text:style-name="P1"/>
      <text:p text:style-name="P1"/>
      <text:p text:style-name="P1">En el contexto de Pacho, Cundinamarca, los factores explicativos de la violencia en la región se entrelazan con las complejas relaciones entre grupos dominantes y dominados. La deconstrucción de colectivos revela que las diferencias sociales y las mediaciones entre diferentes grupos, ya sean conservadores o liberales, no eran determinantes en las dinámicas sociales de la región. Aunque existían marcadas diferencias de clase, las lealtades políticas y de clase se volvían flexibles en situaciones de conflicto, evidenciando que las cuestiones de clase tenían una primacía sobre las afiliaciones políticas. La influencia de la dominación en los insubordinados, especialmente en la relación entre patrones y campesinos durante los disturbios del 9 de abril, resalta la complejidad de las relaciones sociales y la diversidad de motivaciones entre los manifestantes.</text:p>
      <text:p text:style-name="P1"/>
      <text:p text:style-name="P1">La formación de la "Junta Revolucionaria" después del asesinato de Gaitán refleja la respuesta de la población local a las tensiones políticas y la lucha por el poder a nivel nacional. Sin embargo, la falta de apoyo y comunicación de los líderes liberales centrales hacia las provincias, evidenciada en el "pacto de la unión" entre poderes dominantes, la Iglesia y líderes liberales y conservadores, generó una sensación de abandono entre los rebeldes locales. La intervención del ejército nacional y la policía marcó el inicio de una pacificación forzada en Pacho, con actos de violencia y persecución hacia los liberales considerados "golpistas". La narrativa posterior a la pacificación muestra una aparente normalidad en la vida cotidiana, pero subraya la fragilidad de esta situación. Las alianzas matrimoniales entre conservadores y liberales en Pasuncha buscan mantener la tradición y la paz en la comunidad, pero se anticipa que esta calma será efímera. En el contexto de la restauración del orden por la policía y el ejército, se revela cómo las fuerzas externas influyeron en nuevas pautas de comportamiento y en la consolidación del poder conservador.</text:p>
      <text:p text:style-name="Standard"/>
      <text:p text:style-name="Standard">En conclusión, los factores explicativos de la violencia en Pacho se encuentran en las complejas interacciones entre clases sociales, lealtades políticas y la influencia de poderes dominantes. La falta de comunicación y apoyo central, la intervención militar y la imposición de nuevas autoridades fueron determinantes en la configuración de la violencia y la pacificación en la región. La narrativa resalta la importancia de comprender las dinámicas sociales y políticas locales para explicar los eventos violentos y sus consecuencias en una comunidad específi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text:span text:style-name="T1">Resumen:<text:line-break/><text:line-break/>En la región de Pacho, Cundinamarca, la violencia emerge de la intersección de </text:span><text:span text:style-name="T2">5 </text:span><text:span text:style-name="T1">factores fundamentales: las tensiones de clase, las complejas alianzas entre liberales y conservadores, la intervención de fuerzas externas como la Iglesia y el ejército, la desmovilización inducida por el "pacto de la unión" y la imposición de nuevas normas "conservatizadoras". Estos elementos, aunque aparentemente dispares, convergen para tejer la trama de la narrativa. </text:span></text:p>
      <text:p text:style-name="P2"/>
      <text:p text:style-name="P3">La diferenciación de capital y clase se manifiesta en las interacciones sociales, trascendiendo las afiliaciones políticas y destacando la primacía de las cuestiones de clase. <text:span text:style-name="T2">Esto se evidencia, con las alianzas entre liberales y conservadores salvaguardando los primeros a los segundos de las revuelltas en el munisipio. Estas alianzas, </text:span>entre liberales y conservadores se forjan en relaciones familiares y laborales, ilustrando la compleja red de lealtades. La intervención de fuerzas externas, especialmente la Iglesia y el ejército, desencadena transformaciones en la dinámica social, mientras que las promesas de cambio a través de la "Junta Revolucionaria" resultan en desmovilización y restauración del orden conservador mediante el "pacto de la unión", <text:span text:style-name="T2">que si bien daban luces de paz, se construyo bajo mas violencia y acciones frente a los liberales que organizaron y participaron de las revueltas. Muestra de ello, es l</text:span>a imposición de nuevas pautas de comportamiento por parte de las autoridades civiles y militares <text:span text:style-name="T2">que condujo</text:span> a la "conservatización" de Pacho, generando tensiones persistentes entre facciones políticas. Aunque algunos sectores aparentan normalidad, la resistencia individual, como la de Felipe, ilustra la lucha contra adversidades económica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4:29:04.400618725</meta:creation-date>
    <meta:editing-cycles>3</meta:editing-cycles>
    <meta:editing-duration>PT2H56M46S</meta:editing-duration>
    <dc:date>2024-02-05T17:25:52.104847274</dc:date>
    <meta:generator>LibreOffice/7.6.4.1$Linux_X86_64 LibreOffice_project/60$Build-1</meta:generator>
    <meta:document-statistic meta:table-count="0" meta:image-count="0" meta:object-count="0" meta:page-count="2" meta:paragraph-count="9" meta:word-count="700" meta:character-count="4667" meta:non-whitespace-character-count="3972"/>
  </office:meta>
</office:document-meta>
</file>